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00000002099A397C80DD57C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212cm"/>
    </style:style>
    <style:style style:name="Tabelle4.B" style:family="table-column">
      <style:table-column-properties style:column-width="5.794cm"/>
    </style:style>
    <style:style style:name="Tabelle4.C" style:family="table-column">
      <style:table-column-properties style:column-width="6.588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fo:color="#1c1c1c" loext:opacity="100%" style:font-name="Liberation Serif" fo:font-size="16pt" fo:language="en" fo:country="US" officeooo:rsid="000c5de1" officeooo:paragraph-rsid="006db37f" style:font-size-asian="16pt" style:font-size-complex="16pt"/>
    </style:style>
    <style:style style:name="P3" style:family="paragraph" style:parent-style-name="Standard">
      <style:text-properties fo:color="#1c1c1c" loext:opacity="100%" style:font-name="Liberation Serif" fo:font-size="16pt" fo:language="de" fo:country="DE" officeooo:rsid="00013e74" officeooo:paragraph-rsid="006db37f" style:font-size-asian="16pt" style:font-size-complex="16pt"/>
    </style:style>
    <style:style style:name="P4" style:family="paragraph" style:parent-style-name="Standard">
      <style:text-properties fo:color="#dddddd" loext:opacity="100%" fo:font-size="16pt" fo:language="en" fo:country="US" officeooo:rsid="000311a8" officeooo:paragraph-rsid="006db37f" style:font-size-asian="16pt" style:font-size-complex="16pt"/>
    </style:style>
    <style:style style:name="P5" style:family="paragraph" style:parent-style-name="Standard">
      <style:text-properties fo:color="#dddddd" loext:opacity="100%" fo:font-size="16pt" fo:language="en" fo:country="US" officeooo:rsid="000c5de1" officeooo:paragraph-rsid="006db37f" style:font-size-asian="16pt" style:font-size-complex="16pt"/>
    </style:style>
    <style:style style:name="P6" style:family="paragraph" style:parent-style-name="Standard">
      <style:text-properties fo:color="#b2b2b2" loext:opacity="100%" fo:font-size="16pt" fo:language="en" fo:country="US" officeooo:rsid="000311a8" officeooo:paragraph-rsid="006db37f" style:font-size-asian="16pt" style:font-size-complex="16pt"/>
    </style:style>
    <style:style style:name="P7" style:family="paragraph" style:parent-style-name="Standard">
      <style:text-properties fo:font-size="16pt" fo:language="en" fo:country="US" officeooo:rsid="000311a8" officeooo:paragraph-rsid="006db37f" style:font-size-asian="16pt" style:font-size-complex="16pt"/>
    </style:style>
    <style:style style:name="P8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9" style:family="paragraph" style:parent-style-name="Standard">
      <style:text-properties fo:color="#999999" loext:opacity="100%" style:font-name="Liberation Serif" fo:font-size="12pt" fo:language="en" fo:country="US" officeooo:rsid="006db37f" officeooo:paragraph-rsid="006db37f" style:font-size-asian="12pt" style:font-size-complex="12pt"/>
    </style:style>
    <style:style style:name="P10" style:family="paragraph" style:parent-style-name="Table_20_Contents">
      <style:text-properties fo:color="#dddddd" loext:opacity="100%" fo:font-size="16pt" fo:language="en" fo:country="US" officeooo:rsid="000311a8" officeooo:paragraph-rsid="006db37f" style:font-size-asian="16pt" style:font-size-complex="16pt"/>
    </style:style>
    <style:style style:name="P11" style:family="paragraph" style:parent-style-name="Table_20_Contents">
      <style:text-properties fo:color="#dddddd" loext:opacity="100%" fo:font-size="16pt" fo:language="en" fo:country="US" officeooo:rsid="000c5de1" officeooo:paragraph-rsid="006db37f" style:font-size-asian="16pt" style:font-size-complex="16pt"/>
    </style:style>
    <style:style style:name="P12" style:family="paragraph" style:parent-style-name="Table_20_Contents">
      <style:text-properties fo:color="#b2b2b2" loext:opacity="100%" fo:font-size="16pt" fo:language="en" fo:country="US" officeooo:rsid="000311a8" officeooo:paragraph-rsid="006db37f" style:font-size-asian="16pt" style:font-size-complex="16pt"/>
    </style:style>
    <style:style style:name="P13" style:family="paragraph" style:parent-style-name="Table_20_Contents">
      <style:text-properties fo:font-size="16pt" fo:language="en" fo:country="US" fo:font-weight="bold" officeooo:rsid="000311a8" officeooo:paragraph-rsid="006db37f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6db37f" officeooo:paragraph-rsid="006db37f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01515f" officeooo:paragraph-rsid="006db37f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fo:font-size="16pt" officeooo:paragraph-rsid="006db37f" style:font-size-asian="16pt" style:font-size-complex="16pt"/>
    </style:style>
    <style:style style:name="P17" style:family="paragraph" style:parent-style-name="Table_20_Contents">
      <style:text-properties fo:font-size="16pt" officeooo:rsid="006db37f" officeooo:paragraph-rsid="006db37f" style:font-size-asian="16pt" style:font-size-complex="16pt"/>
    </style:style>
    <style:style style:name="P18" style:family="paragraph" style:parent-style-name="Heading_20_2" style:master-page-name="Standard">
      <style:paragraph-properties style:page-number="auto"/>
    </style:style>
    <style:style style:name="P19" style:family="paragraph" style:parent-style-name="Standard">
      <style:text-properties fo:color="#b2b2b2" loext:opacity="100%" fo:font-size="16pt" fo:language="en" fo:country="US" officeooo:rsid="000311a8" officeooo:paragraph-rsid="006db37f" style:font-size-asian="16pt" style:font-size-complex="16pt"/>
    </style:style>
    <style:style style:name="P20" style:family="paragraph" style:parent-style-name="Standard">
      <style:text-properties fo:color="#b2b2b2" loext:opacity="100%" fo:font-size="16pt" fo:language="en" fo:country="US" officeooo:rsid="008ae00b" officeooo:paragraph-rsid="008ae00b" style:font-size-asian="16pt" style:font-size-complex="16pt"/>
    </style:style>
    <style:style style:name="P21" style:family="paragraph" style:parent-style-name="Standard">
      <style:text-properties fo:color="#999999" loext:opacity="100%" style:font-name="Liberation Serif" fo:font-size="12pt" fo:language="en" fo:country="US" officeooo:rsid="006db37f" officeooo:paragraph-rsid="006db37f" style:font-size-asian="12pt" style:font-size-complex="12pt"/>
    </style:style>
    <style:style style:name="P22" style:family="paragraph" style:parent-style-name="Table_20_Contents" style:list-style-name="L1">
      <style:text-properties fo:font-size="16pt" officeooo:rsid="006db37f" officeooo:paragraph-rsid="006db37f" style:font-size-asian="16pt" style:font-size-complex="16pt"/>
    </style:style>
    <style:style style:name="P23" style:family="paragraph" style:parent-style-name="Table_20_Contents">
      <style:text-properties fo:color="#b2b2b2" loext:opacity="100%" fo:font-size="16pt" fo:language="en" fo:country="US" officeooo:rsid="000311a8" officeooo:paragraph-rsid="006db37f" style:font-size-asian="16pt" style:font-size-complex="16pt"/>
    </style:style>
    <style:style style:name="P24" style:family="paragraph" style:parent-style-name="Table_20_Contents">
      <style:text-properties fo:color="#b2b2b2" loext:opacity="100%" fo:font-size="16pt" fo:language="en" fo:country="US" officeooo:rsid="008ae00b" officeooo:paragraph-rsid="008ae00b" style:font-size-asian="16pt" style:font-size-complex="16pt"/>
    </style:style>
    <style:style style:name="P25" style:family="paragraph" style:parent-style-name="Table_20_Contents" style:list-style-name="L1">
      <style:text-properties fo:color="#f10d0c" loext:opacity="100%" fo:font-size="16pt" fo:font-weight="bold" officeooo:rsid="006db37f" officeooo:paragraph-rsid="006db37f" style:font-size-asian="16pt" style:font-weight-asian="bold" style:font-size-complex="16pt" style:font-weight-complex="bold"/>
    </style:style>
    <style:style style:name="T1" style:family="text">
      <style:text-properties officeooo:rsid="0077289e"/>
    </style:style>
    <style:style style:name="T2" style:family="text">
      <style:text-properties officeooo:rsid="00721641"/>
    </style:style>
    <style:style style:name="T3" style:family="text">
      <style:text-properties officeooo:rsid="0066fa68"/>
    </style:style>
    <style:style style:name="T4" style:family="text">
      <style:text-properties officeooo:rsid="00895fa9"/>
    </style:style>
    <style:style style:name="T5" style:family="text">
      <style:text-properties officeooo:rsid="000ef7a5"/>
    </style:style>
    <style:style style:name="T6" style:family="text">
      <style:text-properties officeooo:rsid="003d3b53"/>
    </style:style>
    <style:style style:name="T7" style:family="text">
      <style:text-properties officeooo:rsid="006db37f"/>
    </style:style>
    <style:style style:name="T8" style:family="text">
      <style:text-properties fo:color="#158466" loext:opacity="100%" fo:font-weight="bold" officeooo:rsid="006db37f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ff0000" loext:opacity="100%" fo:font-weight="bold" officeooo:rsid="00739e22" style:font-weight-asian="bold" style:font-weight-complex="bold"/>
    </style:style>
    <style:style style:name="T11" style:family="text">
      <style:text-properties officeooo:rsid="00739e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draw:frame draw:style-name="fr1" draw:name="Bild24" text:anchor-type="paragraph" svg:x="13.488cm" svg:y="0.132cm" svg:width="3.949cm" svg:height="1.127cm" draw:z-index="0"><draw:image xlink:href="Pictures/10000000000000700000002099A397C80DD57C64.png" xlink:type="simple" xlink:show="embed" xlink:actuate="onLoad" draw:mime-type="image/png"/></draw:frame><text:bookmark-start text:name="__RefHeading___Toc8379_2268505133"/>Cheat sheet<text:bookmark-end text:name="__RefHeading___Toc8379_2268505133"/></text:h>
      <text:p text:style-name="P9"/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875349229536">
          <table:table-cell table:style-name="Tabelle4.A1" office:value-type="string">
            <text:p text:style-name="P13">FlightMode</text:p>
          </table:table-cell>
          <table:table-cell table:style-name="Tabelle4.A1" office:value-type="string">
            <text:p text:style-name="P13">Switch</text:p>
          </table:table-cell>
          <table:table-cell table:style-name="Tabelle4.C1" office:value-type="string">
            <text:p text:style-name="P13">Position</text:p>
          </table:table-cell>
        </table:table-row>
        <table:table-row table:style-name="TableLine1875349249936">
          <table:table-cell table:style-name="Tabelle4.A2" office:value-type="string">
            <text:p text:style-name="P7">Position (Angle mode)</text:p>
          </table:table-cell>
          <table:table-cell table:style-name="Tabelle4.B2" office:value-type="string">
            <text:p text:style-name="P6"/>
          </table:table-cell>
          <table:table-cell table:style-name="Tabelle4.C2" office:value-type="string">
            <text:p text:style-name="P12"/>
          </table:table-cell>
        </table:table-row>
        <table:table-row table:style-name="TableLine1875349254016">
          <table:table-cell table:style-name="Tabelle4.A3" office:value-type="string">
            <text:p text:style-name="P7">Altitude (GNSS support off)</text:p>
          </table:table-cell>
          <table:table-cell table:style-name="Tabelle4.B3" office:value-type="string">
            <text:p text:style-name="P6"/>
          </table:table-cell>
          <table:table-cell table:style-name="Tabelle4.C3" office:value-type="string">
            <text:p text:style-name="P12"/>
          </table:table-cell>
        </table:table-row>
        <table:table-row table:style-name="TableLine1875349250752">
          <table:table-cell table:style-name="Tabelle4.A8" office:value-type="string">
            <text:p text:style-name="P7">Stabilized (Manual)</text:p>
          </table:table-cell>
          <table:table-cell table:style-name="Tabelle4.B8" office:value-type="string">
            <text:p text:style-name="P4"/>
          </table:table-cell>
          <table:table-cell table:style-name="Tabelle4.C8" office:value-type="string">
            <text:p text:style-name="P10"/>
          </table:table-cell>
        </table:table-row>
        <table:table-row table:style-name="TableLine1875349255648">
          <table:table-cell table:style-name="Tabelle4.A8" office:value-type="string">
            <text:p text:style-name="P7">Rattitude</text:p>
          </table:table-cell>
          <table:table-cell table:style-name="Tabelle4.B8" office:value-type="string">
            <text:p text:style-name="P4"/>
          </table:table-cell>
          <table:table-cell table:style-name="Tabelle4.C8" office:value-type="string">
            <text:p text:style-name="P10"/>
          </table:table-cell>
        </table:table-row>
        <table:table-row table:style-name="TableLine1875349248848">
          <table:table-cell table:style-name="Tabelle4.A8" office:value-type="string">
            <text:p text:style-name="P7">Acro</text:p>
          </table:table-cell>
          <table:table-cell table:style-name="Tabelle4.B8" office:value-type="string">
            <text:p text:style-name="P5"/>
          </table:table-cell>
          <table:table-cell table:style-name="Tabelle4.C8" office:value-type="string">
            <text:p text:style-name="P11"/>
          </table:table-cell>
        </table:table-row>
        <table:table-row table:style-name="TableLine1875349249664">
          <table:table-cell table:style-name="Tabelle4.A8" office:value-type="string">
            <text:p text:style-name="P7">Mission</text:p>
          </table:table-cell>
          <table:table-cell table:style-name="Tabelle4.B8" office:value-type="string">
            <text:p text:style-name="P6"/>
          </table:table-cell>
          <table:table-cell table:style-name="Tabelle4.C8" office:value-type="string">
            <text:p text:style-name="P12"/>
          </table:table-cell>
        </table:table-row>
        <table:table-row table:style-name="TableLine1875349247216">
          <table:table-cell table:style-name="Tabelle4.A8" office:value-type="string">
            <text:p text:style-name="P7">RTH</text:p>
          </table:table-cell>
          <table:table-cell table:style-name="Tabelle4.B8" office:value-type="string">
            <text:p text:style-name="P20"/>
          </table:table-cell>
          <table:table-cell table:style-name="Tabelle4.C8" office:value-type="string">
            <text:p text:style-name="P24"/>
          </table:table-cell>
        </table:table-row>
      </table:table>
      <text:p text:style-name="P2"/>
      <text:p text:style-name="P8"/>
      <table:table table:name="Tabelle5" table:style-name="Tabelle5">
        <table:table-column table:style-name="Tabelle5.A"/>
        <table:table-row table:style-name="TableLine1875349243408">
          <table:table-cell table:style-name="Tabelle5.A1" office:value-type="string">
            <text:p text:style-name="P14">Power on/off</text:p>
          </table:table-cell>
        </table:table-row>
        <table:table-row table:style-name="TableLine1875349247488">
          <table:table-cell table:style-name="Tabelle5.A2" office:value-type="string">
            <text:p text:style-name="P16"><text:span text:style-name="T8">Power on:</text:span><text:span text:style-name="T7"> Hold power button on drone for 8sec until LEDs are on.<text:line-break/> <text:s text:c="17"/></text:span><text:span text:style-name="T11">The Speed Slider must be set to </text:span><text:span text:style-name="T10">“Rabbit”</text:span><text:span text:style-name="T11">!</text:span></text:p>
            <text:p text:style-name="P17"><text:span text:style-name="T9">Power off:</text:span> <text:span text:style-name="T11">R</text:span>emove battery</text:p>
          </table:table-cell>
        </table:table-row>
      </table:table>
      <text:p text:style-name="P8"/>
      <table:table table:name="Tabelle6" table:style-name="Tabelle6">
        <table:table-column table:style-name="Tabelle6.A"/>
        <table:table-row table:style-name="TableLine1875349253744">
          <table:table-cell table:style-name="Tabelle6.A1" office:value-type="string">
            <text:p text:style-name="P15">Motor Start / Stop</text:p>
          </table:table-cell>
        </table:table-row>
        <table:table-row table:style-name="TableLine1875349254832">
          <table:table-cell table:style-name="Tabelle6.A2" office:value-type="string">
            <text:p text:style-name="P17">Hold throttle stick in the lower right corner</text:p>
          </table:table-cell>
        </table:table-row>
      </table:table>
      <text:p text:style-name="P8"/>
      <table:table table:name="Tabelle7" table:style-name="Tabelle7">
        <table:table-column table:style-name="Tabelle7.A"/>
        <table:table-row table:style-name="TableLine1875349248576">
          <table:table-cell table:style-name="Tabelle7.A1" office:value-type="string">
            <text:p text:style-name="P14">Flying</text:p>
          </table:table-cell>
        </table:table-row>
        <table:table-row table:style-name="TableLine1875349130256">
          <table:table-cell table:style-name="Tabelle7.A2" office:value-type="string">
            <text:list xml:id="list149115785" text:style-name="L1">
              <text:list-item>
                <text:p text:style-name="P22">Check location (rules and regulations)</text:p>
              </text:list-item>
              <text:list-item>
                <text:p text:style-name="P22">Free space for GPS signals, no potential reflectors to avoid multi-path reception</text:p>
              </text:list-item>
              <text:list-item>
                <text:p text:style-name="P22">Drone battery full, ST16 battery full</text:p>
              </text:list-item>
              <text:list-item>
                <text:p text:style-name="P25">Check battery voltage during flight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style:contextual-spacing="true" fo:line-height="107%" fo:text-indent="0cm" style:auto-text-indent="false" style:page-number="auto" fo:background-color="transparent" style:shadow="none" style:writing-mode="lr-tb"/>
      <style:text-properties style:font-name="Times New Roman" fo:font-family="'Times New Roman'" style:font-style-name="Standard" style:font-family-generic="roman" style:font-pitch="variable" fo:font-size="12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style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style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77289e"/>
    </style:style>
    <style:style style:name="MT2" style:family="text">
      <style:text-properties officeooo:rsid="00721641"/>
    </style:style>
    <style:style style:name="MT3" style:family="text">
      <style:text-properties officeooo:rsid="0066fa68"/>
    </style:style>
    <style:style style:name="MT4" style:family="text">
      <style:text-properties officeooo:rsid="00895fa9"/>
    </style:style>
    <style:style style:name="MT5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<text:span text:style-name="MT1">1.0</text:span> from 202<text:span text:style-name="MT2">1</text:span>-0<text:span text:style-name="MT1">5</text:span><text:span text:style-name="MT3">-</text:span><text:span text:style-name="MT4">20</text:span><text:span text:style-name="MT5"><text:tab/><text:tab/>Page </text:span><text:span text:style-name="MT5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20T14:09:21.110000000</dc:date>
    <meta:editing-duration>PT18H40M36S</meta:editing-duration>
    <meta:editing-cycles>120</meta:editing-cycles>
    <meta:document-statistic meta:table-count="4" meta:image-count="1" meta:object-count="0" meta:page-count="1" meta:paragraph-count="22" meta:word-count="96" meta:character-count="585" meta:non-whitespace-character-count="496"/>
  </office:meta>
</office:document-meta>
</file>